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marker-end="Arrow" draw:textarea-horizontal-align="center" draw:textarea-vertical-align="middle"/>
    </style:style>
    <style:style style:name="gr5" style:family="graphic" style:parent-style-name="standard">
      <style:graphic-properties draw:stroke="dash" draw:stroke-dash="Fine_20_Dotted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7.45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25cm" fo:min-width="0cm"/>
    </style:style>
    <style:style style:name="gr11" style:family="graphic" style:parent-style-name="standard">
      <style:graphic-properties draw:stroke="none" draw:fill="none" fo:min-height="12.784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style="italic" style:font-style-asian="italic" style:font-style-complex="itali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1" xml:id="id1" draw:id="id1" draw:layer="layout" svg:width="2.54cm" svg:height="2.54cm" svg:x="8.62cm" svg:y="2.27cm">
          <text:p text:style-name="P1">Logged </text:p>
          <text:p text:style-name="P1">Out</text:p>
        </draw:circle>
        <draw:circle draw:style-name="gr1" draw:text-style-name="P1" xml:id="id2" draw:id="id2" draw:layer="layout" svg:width="2.54cm" svg:height="2.54cm" svg:x="8.62cm" svg:y="6.08cm">
          <text:p text:style-name="P1">Logged</text:p>
          <text:p text:style-name="P1">In</text:p>
        </draw:circle>
        <draw:custom-shape draw:style-name="gr2" draw:text-style-name="P1" xml:id="id3" draw:id="id3" draw:layer="layout" svg:width="2.54cm" svg:height="2.54cm" svg:x="8.62cm" svg:y="9.89cm">
          <text:p text:style-name="P1"><text:span text:style-name="T1">Player</text:span></text:p>
          <text:p text:style-name="P1"><text:span text:style-name="T1">Availabl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ircle draw:style-name="gr1" draw:text-style-name="P1" xml:id="id4" draw:id="id4" draw:layer="layout" svg:width="2.54cm" svg:height="2.54cm" svg:x="8.62cm" svg:y="13.7cm">
          <text:p text:style-name="P1">InPlay</text:p>
        </draw:circle>
        <draw:custom-shape draw:style-name="gr2" draw:text-style-name="P1" xml:id="id5" draw:id="id5" draw:layer="layout" svg:width="2.54cm" svg:height="2.54cm" svg:x="8.62cm" svg:y="17.51cm">
          <text:p text:style-name="P1"><text:span text:style-name="T1">Game over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ircle draw:style-name="gr1" draw:text-style-name="P1" xml:id="id6" draw:id="id6" draw:layer="layout" svg:width="2.54cm" svg:height="2.54cm" svg:x="3.54cm" svg:y="9.89cm">
          <text:p text:style-name="P1">Pending</text:p>
          <text:p text:style-name="P1">Game</text:p>
        </draw:circle>
        <draw:connector draw:style-name="gr3" draw:text-style-name="P1" draw:layer="layout" svg:x1="9.89cm" svg:y1="4.81cm" svg:x2="9.89cm" svg:y2="6.08cm" draw:start-shape="id1" draw:start-glue-point="2" draw:end-shape="id2" draw:end-glue-point="0" svg:d="m9890 4810v1270">
          <text:p/>
        </draw:connector>
        <draw:connector draw:style-name="gr3" draw:text-style-name="P1" draw:layer="layout" svg:x1="9.89cm" svg:y1="8.62cm" svg:x2="9.89cm" svg:y2="9.89cm" draw:start-shape="id2" draw:start-glue-point="2" draw:end-shape="id3" draw:end-glue-point="4" svg:d="m9890 8620v1270">
          <text:p/>
        </draw:connector>
        <draw:connector draw:style-name="gr3" draw:text-style-name="P1" draw:layer="layout" svg:x1="9.89cm" svg:y1="12.43cm" svg:x2="9.89cm" svg:y2="13.7cm" draw:start-shape="id3" draw:start-glue-point="6" draw:end-shape="id4" draw:end-glue-point="0" svg:d="m9890 12430v1270">
          <text:p/>
        </draw:connector>
        <draw:connector draw:style-name="gr4" draw:text-style-name="P1" draw:layer="layout" svg:x1="9.89cm" svg:y1="16.24cm" svg:x2="9.89cm" svg:y2="17.51cm" draw:start-shape="id4" draw:start-glue-point="2" draw:end-shape="id5" draw:end-glue-point="4" svg:d="m9890 16240v1270">
          <text:p/>
        </draw:connector>
        <draw:connector draw:style-name="gr3" draw:text-style-name="P1" draw:layer="layout" svg:x1="8.62cm" svg:y1="11.16cm" svg:x2="6.08cm" svg:y2="11.16cm" draw:start-shape="id3" draw:start-glue-point="5" draw:end-shape="id6" draw:end-glue-point="1" svg:d="m8620 11160h-2540">
          <text:p/>
        </draw:connector>
        <draw:connector draw:style-name="gr5" draw:text-style-name="P1" draw:layer="layout" svg:x1="4.81cm" svg:y1="12.43cm" svg:x2="8.62cm" svg:y2="14.97cm" draw:start-shape="id6" draw:start-glue-point="2" draw:end-shape="id4" draw:end-glue-point="3" svg:d="m4810 12430v2540h3810">
          <text:p/>
        </draw:connector>
        <draw:connector draw:style-name="gr4" draw:text-style-name="P1" draw:layer="layout" draw:line-skew="2.038cm" svg:x1="11.16cm" svg:y1="18.78cm" svg:x2="11.16cm" svg:y2="7.35cm" draw:start-shape="id5" draw:start-glue-point="7" draw:end-shape="id2" draw:end-glue-point="1" svg:d="m11160 18780h2540v-11430h-2540">
          <text:p/>
        </draw:connector>
        <draw:connector draw:style-name="gr4" draw:text-style-name="P1" draw:layer="layout" draw:line-skew="-1.404cm" svg:x1="8.62cm" svg:y1="7.35cm" svg:x2="8.62cm" svg:y2="3.54cm" draw:start-shape="id2" draw:start-glue-point="3" draw:end-shape="id1" draw:end-glue-point="3" svg:d="m8620 7350h-1905v-3810h1905">
          <text:p/>
        </draw:connector>
        <draw:connector draw:style-name="gr6" draw:text-style-name="P1" draw:layer="layout" draw:type="curve" svg:x1="11.16cm" svg:y1="14.97cm" svg:x2="10.927cm" svg:y2="14.023cm" draw:start-shape="id4" draw:start-glue-point="1" svg:d="m11160 14970c751 0 868-947-233-947">
          <text:p/>
        </draw:connector>
        <draw:frame draw:style-name="gr7" draw:layer="layout" svg:width="1.522cm" svg:height="0.963cm" svg:x="11.543cm" svg:y="13.7cm">
          <draw:text-box>
            <text:p>aim</text:p>
          </draw:text-box>
        </draw:frame>
        <draw:frame draw:style-name="gr7" draw:text-style-name="P2" draw:layer="layout" svg:width="0.976cm" svg:height="0.725cm" svg:x="6.715cm" svg:y="11.16cm">
          <draw:text-box>
            <text:p><text:span text:style-name="T1">no</text:span></text:p>
          </draw:text-box>
        </draw:frame>
        <draw:frame draw:style-name="gr8" draw:text-style-name="P2" draw:layer="layout" svg:width="1.158cm" svg:height="0.725cm" svg:x="8.62cm" svg:y="12.43cm">
          <draw:text-box>
            <text:p><text:span text:style-name="T1">yes</text:span></text:p>
          </draw:text-box>
        </draw:frame>
        <draw:frame draw:style-name="gr7" draw:layer="layout" svg:width="1.836cm" svg:height="0.963cm" svg:x="9.89cm" svg:y="4.81cm">
          <draw:text-box>
            <text:p>login</text:p>
          </draw:text-box>
        </draw:frame>
        <draw:frame draw:style-name="gr7" draw:layer="layout" svg:width="2.225cm" svg:height="0.963cm" svg:x="4.49cm" svg:y="5.117cm">
          <draw:text-box>
            <text:p>logout</text:p>
          </draw:text-box>
        </draw:frame>
        <draw:frame draw:style-name="gr7" draw:text-style-name="P3" draw:layer="layout" svg:width="4.13cm" svg:height="0.983cm" svg:x="14.97cm" svg:y="2.27cm">
          <draw:text-box>
            <text:p><text:span text:style-name="T2">Basic Game</text:span></text:p>
          </draw:text-box>
        </draw:frame>
        <draw:frame draw:style-name="gr9" draw:text-style-name="P3" draw:layer="layout" svg:width="7.955cm" svg:height="0.983cm" svg:x="2.335cm" svg:y="20.337cm">
          <draw:text-box>
            <text:p><text:span text:style-name="T2">States{actions}</text:span></text:p>
          </draw:text-box>
        </draw:frame>
        <draw:frame draw:style-name="gr10" draw:layer="layout" svg:width="10.014cm" svg:height="3.175cm" svg:x="2.27cm" svg:y="22.59cm">
          <draw:text-box>
            <text:p>LoggedOut { login }</text:p>
            <text:p>LoggedIn { logout, requestGame }</text:p>
            <text:p>PendingGame { startGame }</text:p>
            <text:p>InPlay { shot , aim }</text:p>
          </draw:text-box>
        </draw:frame>
        <draw:connector draw:style-name="gr6" draw:text-style-name="P1" draw:layer="layout" draw:line-skew="-0.134cm" svg:x1="8.62cm" svg:y1="18.78cm" svg:x2="8.62cm" svg:y2="14.97cm" draw:start-shape="id5" draw:start-glue-point="5" draw:end-shape="id4" svg:d="m8620 18780h-635v-3810h635">
          <text:p/>
        </draw:connector>
        <draw:frame draw:style-name="gr7" draw:text-style-name="P2" draw:layer="layout" svg:width="1.158cm" svg:height="0.725cm" svg:x="13.812cm" svg:y="14.245cm">
          <draw:text-box>
            <text:p><text:span text:style-name="T1">yes</text:span></text:p>
          </draw:text-box>
        </draw:frame>
        <draw:frame draw:style-name="gr7" draw:layer="layout" svg:width="1.7cm" svg:height="0.963cm" svg:x="9.89cm" svg:y="16.24cm">
          <draw:text-box>
            <text:p>shot</text:p>
          </draw:text-box>
        </draw:frame>
        <draw:frame draw:style-name="gr7" draw:text-style-name="P2" draw:layer="layout" svg:width="0.976cm" svg:height="0.725cm" svg:x="7.009cm" svg:y="16.24cm">
          <draw:text-box>
            <text:p><text:span text:style-name="T1">no</text:span></text:p>
          </draw:text-box>
        </draw:frame>
        <draw:frame draw:style-name="gr7" draw:text-style-name="P4" draw:layer="layout" svg:width="3.461cm" svg:height="0.958cm" svg:x="1.635cm" svg:y="13.065cm">
          <draw:text-box>
            <text:p text:style-name="P4"><text:span text:style-name="T3">startGame</text:span></text:p>
          </draw:text-box>
        </draw:frame>
        <draw:frame draw:style-name="gr7" draw:layer="layout" svg:width="4.342cm" svg:height="0.963cm" svg:x="8.088cm" svg:y="8.927cm">
          <draw:text-box>
            <text:p>requestGame</text:p>
          </draw:text-box>
        </draw:frame>
        <draw:frame draw:style-name="gr7" draw:text-style-name="P2" draw:layer="layout" svg:width="16.314cm" svg:height="0.729cm" svg:x="2.27cm" svg:y="25.765cm">
          <draw:text-box>
            <text:p><text:span text:style-name="T4">startGame </text:span><text:span text:style-name="T1">– not possible as players will be matched on incoming requestGame side</text:span></text:p>
          </draw:text-box>
        </draw:frame>
      </draw:page>
      <draw:page draw:name="page2" draw:style-name="dp1" draw:master-page-name="Default">
        <draw:frame draw:style-name="gr11" draw:text-style-name="P2" draw:layer="layout" svg:width="15.527cm" svg:height="13.034cm" svg:x="2.618cm" svg:y="3.54cm">
          <draw:text-box>
            <text:p><text:span text:style-name="T1">action=login,logout,challenge,shoot,aim // the action taken by a player</text:span></text:p>
            <text:p><text:span text:style-name="T1">inplay <text:s text:c="3"/>// current player</text:span></text:p>
            <text:p><text:span text:style-name="T1">notinplay // other player</text:span></text:p>
            <text:p><text:span text:style-name="T1"/></text:p>
            <text:p><text:span text:style-name="T1">game.id <text:s text:c="3"/>// id of the game</text:span></text:p>
            <text:p><text:span text:style-name="T1">game.table // current table status</text:span></text:p>
            <text:p><text:span text:style-name="T1">game.shot <text:s/>// shot information </text:span></text:p>
            <text:p><text:span text:style-name="T1"/></text:p>
            <text:p><text:span text:style-name="T1">game.table.ball.1.status=ontable, potted</text:span></text:p>
            <text:p><text:span text:style-name="T1">game.table.ball.1.x // xcoordinate of ball</text:span></text:p>
            <text:p><text:span text:style-name="T1">game.table.ball.1.y // ycoordinate of ball</text:span></text:p>
            <text:p><text:span text:style-name="T1"/></text:p>
            <text:p><text:span text:style-name="T1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Liam Knox</meta:initial-creator>
    <meta:creation-date>2011-09-21T22:07:21.96</meta:creation-date>
    <dc:date>2011-09-24T15:47:51.10</dc:date>
    <dc:creator>Liam Knox</dc:creator>
    <meta:editing-duration>PT1H52M21S</meta:editing-duration>
    <meta:editing-cycles>11</meta:editing-cycles>
    <meta:generator>OpenOffice.org/3.3$Win32 OpenOffice.org_project/330m20$Build-9567</meta:generator>
    <meta:document-statistic meta:object-count="31"/>
  </office:meta>
</office:document-meta>
</file>